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20e"/>
    </style:style>
    <style:style style:name="P2" style:family="paragraph" style:parent-style-name="Standard">
      <style:text-properties officeooo:rsid="0004120e" officeooo:paragraph-rsid="0004120e"/>
    </style:style>
    <style:style style:name="P3" style:family="paragraph" style:parent-style-name="Standard" style:list-style-name="L1">
      <style:text-properties officeooo:rsid="0004120e" officeooo:paragraph-rsid="0004120e"/>
    </style:style>
    <style:style style:name="T1" style:family="text">
      <style:text-properties officeooo:rsid="0004fe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ample document</text:p>
      <text:p text:style-name="P1"/>
      <text:h text:style-name="Heading_20_1" text:outline-level="1">Heading 1</text:h>
      <text:p text:style-name="P2">some stuff</text:p>
      <text:p text:style-name="P2"/>
      <text:h text:style-name="Heading_20_1" text:outline-level="1">Heading two</text:h>
      <text:list xml:id="list5833955829029474729" text:style-name="L1">
        <text:list-item>
          <text:p text:style-name="P3">Point 1</text:p>
        </text:list-item>
        <text:list-item>
          <text:p text:style-name="P3">Point 2</text:p>
        </text:list-item>
      </text:list>
      <text:p text:style-name="P2"/>
      <text:h text:style-name="Heading_20_1" text:outline-level="1">Heading three</text:h>
      <text:p text:style-name="P2">More stuff. <text:span text:style-name="T1">Oh and I forgot thi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12:44:27.312132000</meta:creation-date>
    <dc:date>2014-02-11T12:49:32.078332000</dc:date>
    <meta:editing-duration>P0D</meta:editing-duration>
    <meta:editing-cycles>2</meta:editing-cycles>
    <meta:generator>LibreOffice/4.1.1.2$MacOSX_x86 LibreOffice_project/7e4286b58adc75a14f6d83f53a03b6c11fa2903</meta:generator>
    <meta:document-statistic meta:table-count="0" meta:image-count="0" meta:object-count="0" meta:page-count="1" meta:paragraph-count="8" meta:word-count="23" meta:character-count="110" meta:non-whitespace-character-count="97"/>
  </office:meta>
</office:document-meta>
</file>